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0EF00000100086FBE9F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ce48"/>
    </style:style>
    <style:style style:name="P2" style:family="paragraph" style:parent-style-name="Standard">
      <style:paragraph-properties fo:text-align="start" style:justify-single-word="false"/>
      <style:text-properties officeooo:paragraph-rsid="001dce48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dce48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dce48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dce48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dce48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dce48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dce48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dce4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dce48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dce48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dce48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dce48"/>
    </style:style>
    <style:style style:name="T9" style:family="text">
      <style:text-properties officeooo:rsid="001e3f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2">Manipulating Equations</text:span></text:p>
      <text:p text:style-name="P1"/>
      <text:p text:style-name="P3"><text:span text:style-name="T3">Find the numerical value of each</text:span> variable:</text:p>
      <text:p text:style-name="P4"/>
      <text:section text:style-name="Sect1" text:name="Section1">
        <text:list xml:id="list8837390183821032737" text:style-name="L1">
          <text:list-item>
            <text:p text:style-name="P10"><text:span text:style-name="T8">3</text:span>x = <text:span text:style-name="T8">9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03224385910260" text:continue-numbering="true" text:style-name="L1">
          <text:list-item>
            <text:p text:style-name="P10">3y + 5 = 7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03222979658960" text:continue-numbering="true" text:style-name="L1">
          <text:list-item>
            <text:p text:style-name="P10">z<text:span text:style-name="T1">2</text:span> +3 = 84</text:p>
          </text:list-item>
          <text:list-item>
            <text:p text:style-name="P10"><draw:frame draw:style-name="fr2" draw:name="Object1" text:anchor-type="as-char" svg:y="-0.2437in" svg:width="1.039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103225112027341" text:continue-numbering="true" text:style-name="L1">
          <text:list-item>
            <text:p text:style-name="P11"><draw:frame draw:style-name="fr2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103223298195222" text:continue-numbering="true" text:style-name="L1">
        <text:list-item>
          <text:p text:style-name="P12"><draw:frame draw:style-name="fr2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103224301234729" text:continue-numbering="true" text:style-name="L1">
        <text:list-item>
          <text:p text:style-name="P12"><draw:frame draw:style-name="fr3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103223876973104" text:continue-numbering="true" text:style-name="L1">
        <text:list-item>
          <text:p text:style-name="P12"><draw:frame draw:style-name="fr2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9">h</text:span></text:p>
        </text:list-item>
      </text:list>
      <text:p text:style-name="P8"/>
      <text:p text:style-name="P8"/>
      <text:p text:style-name="P8"/>
      <text:p text:style-name="P8"/>
      <text:list xml:id="list103224248243891" text:continue-numbering="true" text:style-name="L1">
        <text:list-item>
          <text:p text:style-name="P12"><draw:frame draw:style-name="fr2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03223853563842" text:continue-numbering="true" text:style-name="L1">
        <text:list-item>
          <text:p text:style-name="P12"><draw:frame draw:style-name="fr2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103223063062647" text:continue-numbering="true" text:style-name="L1">
        <text:list-item>
          <text:p text:style-name="P12"><draw:frame draw:style-name="fr2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03223965041179" text:continue-numbering="true" text:style-name="L1">
        <text:list-item>
          <text:p text:style-name="P12"><draw:frame draw:style-name="fr2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103224711800884" text:continue-numbering="true" text:style-name="L1">
        <text:list-item>
          <text:p text:style-name="P12"><draw:frame draw:style-name="fr2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3223215464342" text:continue-numbering="true" text:style-name="L1">
        <text:list-item>
          <text:p text:style-name="P12"><draw:frame draw:style-name="fr2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14"><draw:image xlink:href="Pictures/10000201000000EF00000100086FBE9F.png" xlink:type="simple" xlink:show="embed" xlink:actuate="onLoad"/></draw:frame> <text:s text:c="20"/>Name:<text:tab/><text:tab/><text:date style:data-style-name="N37" text:date-value="2016-08-24T10:32:22.932283971" text:date-adjust="PT24H00M00S">08/2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5372553</meta:creation-date>
    <meta:editing-duration>PT4M41S</meta:editing-duration>
    <meta:editing-cycles>3</meta:editing-cycles>
    <meta:generator>LibreOffice/4.3.7.2$Linux_X86_64 LibreOffice_project/430$Build-2</meta:generator>
    <dc:date>2016-08-24T10:32:22.843207483</dc:date>
    <meta:document-statistic meta:table-count="0" meta:image-count="2" meta:object-count="11" meta:page-count="2" meta:paragraph-count="19" meta:word-count="79" meta:character-count="372" meta:non-whitespace-character-count="289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